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#define BOYUT 100</text:p>
      <text:p text:style-name="Standard"/>
      <text:p text:style-name="Standard">struct personel/*Personel bilgilerinin</text:p>
      <text:p text:style-name="Standard">alınmasında ve yazdırılmasında kullanıldı*/</text:p>
      <text:p text:style-name="Standard">{</text:p>
      <text:p text:style-name="Standard"><text:s text:c="4"/>int no;</text:p>
      <text:p text:style-name="Standard"><text:s text:c="4"/>char ad_soyad[26];</text:p>
      <text:p text:style-name="Standard"><text:s text:c="4"/>char tarih[9];</text:p>
      <text:p text:style-name="Standard"><text:s text:c="4"/>char unvan[16];</text:p>
      <text:p text:style-name="Standard"><text:s text:c="4"/>float ucret_katsayisi;</text:p>
      <text:p text:style-name="Standard"><text:s text:c="4"/>int sure;</text:p>
      <text:p text:style-name="Standard">};</text:p>
      <text:p text:style-name="Standard"/>
      <text:p text:style-name="Standard">struct mesai/*Mesai bilgilerinin</text:p>
      <text:p text:style-name="Standard">alınmasında ve yazdırılmasında kullanıldı*/</text:p>
      <text:p text:style-name="Standard">{</text:p>
      <text:p text:style-name="Standard"><text:s text:c="4"/>int no;</text:p>
      <text:p text:style-name="Standard"><text:s text:c="4"/>int gun_no;</text:p>
      <text:p text:style-name="Standard"><text:s text:c="4"/>int giris_saati;</text:p>
      <text:p text:style-name="Standard"><text:s text:c="4"/>int giris_dakikasi;</text:p>
      <text:p text:style-name="Standard"><text:s text:c="4"/>int cikis_saati;</text:p>
      <text:p text:style-name="Standard"><text:s text:c="4"/>int cikis_dakikasi;</text:p>
      <text:p text:style-name="Standard">};</text:p>
      <text:p text:style-name="Standard"/>
      <text:p text:style-name="Standard">/*Menuler*/</text:p>
      <text:p text:style-name="Standard">void menu(void);</text:p>
      <text:p text:style-name="Standard"/>
      <text:p text:style-name="Standard">void sorgulama_alt_menu(void);</text:p>
      <text:p text:style-name="Standard"/>
      <text:p text:style-name="Standard">void guncelleme_alt_menu(void);</text:p>
      <text:p text:style-name="Standard"/>
      <text:p text:style-name="Standard">/*A bölümü*/</text:p>
      <text:p text:style-name="Standard">void bir_personelin_bilgilerinin_listelenmesi(void);</text:p>
      <text:p text:style-name="Standard"/>
      <text:p text:style-name="Standard">void personel_ve_mesai_kayit_listelenmesi(void);</text:p>
      <text:p text:style-name="Standard"/>
      <text:p text:style-name="Standard">void unvana_gore_personelin_listelenmesi(void);</text:p>
      <text:p text:style-name="Standard"/>
      <text:p text:style-name="Standard">void personel_istatistigi(void);</text:p>
      <text:p text:style-name="Standard"/>
      <text:p text:style-name="Standard">void geciken_personeller(void);</text:p>
      <text:p text:style-name="Standard"/>
      <text:p text:style-name="Standard">void ozel_mesai_kayitlari(void);</text:p>
      <text:p text:style-name="Standard"/>
      <text:p text:style-name="Standard">/*B bölümü*/</text:p>
      <text:p text:style-name="Standard"/>
      <text:p text:style-name="Standard">void ekle_personel(void);</text:p>
      <text:p text:style-name="Standard"/>
      <text:p text:style-name="Standard"><text:soft-page-break/>void guncelle_personel(void);</text:p>
      <text:p text:style-name="Standard"/>
      <text:p text:style-name="Standard">void ekle_mesai(void);</text:p>
      <text:p text:style-name="Standard"/>
      <text:p text:style-name="Standard">void sil_personel(void);</text:p>
      <text:p text:style-name="Standard"/>
      <text:p text:style-name="Standard">void yedekle_dosya_personel(void);</text:p>
      <text:p text:style-name="Standard"/>
      <text:p text:style-name="Standard">/*C bölümü*/</text:p>
      <text:p text:style-name="Standard"/>
      <text:p text:style-name="Standard">void arama_programi(void);</text:p>
      <text:p text:style-name="Standard"/>
      <text:p text:style-name="Standard">int main()</text:p>
      <text:p text:style-name="Standard">{</text:p>
      <text:p text:style-name="Standard"><text:s text:c="4"/>char secim;</text:p>
      <text:p text:style-name="Standard"/>
      <text:p text:style-name="Standard"><text:s text:c="4"/>do</text:p>
      <text:p text:style-name="Standard"><text:s text:c="4"/>{</text:p>
      <text:p text:style-name="Standard"><text:s text:c="8"/>menu();</text:p>
      <text:p text:style-name="Standard"><text:s text:c="8"/>fflush(stdin);</text:p>
      <text:p text:style-name="Standard"><text:s text:c="8"/>secim=getchar();</text:p>
      <text:p text:style-name="Standard"><text:s text:c="8"/>switch (secim)</text:p>
      <text:p text:style-name="Standard"><text:s text:c="8"/>{</text:p>
      <text:p text:style-name="Standard"><text:s text:c="8"/>case 'a':</text:p>
      <text:p text:style-name="Standard"><text:s text:c="8"/>case 'A':</text:p>
      <text:p text:style-name="Standard"><text:s text:c="12"/>do</text:p>
      <text:p text:style-name="Standard"><text:s text:c="12"/>{</text:p>
      <text:p text:style-name="Standard"><text:s text:c="16"/>sorgulama_alt_menu();</text:p>
      <text:p text:style-name="Standard"><text:s text:c="16"/>fflush(stdin);</text:p>
      <text:p text:style-name="Standard"><text:s text:c="16"/>secim=getchar();</text:p>
      <text:p text:style-name="Standard"><text:s text:c="16"/>switch (secim)</text:p>
      <text:p text:style-name="Standard"><text:s text:c="16"/>{</text:p>
      <text:p text:style-name="Standard"><text:s text:c="16"/>case '1':bir_personelin_bilgilerinin_listelenmesi();</text:p>
      <text:p text:style-name="Standard"><text:s text:c="20"/>break;</text:p>
      <text:p text:style-name="Standard"><text:s text:c="16"/>case '2':personel_ve_mesai_kayit_listelenmesi();</text:p>
      <text:p text:style-name="Standard"><text:s text:c="20"/>break;</text:p>
      <text:p text:style-name="Standard"><text:s text:c="16"/>case '3':unvana_gore_personelin_listelenmesi();</text:p>
      <text:p text:style-name="Standard"><text:s text:c="20"/>break;</text:p>
      <text:p text:style-name="Standard"><text:s text:c="16"/>case '4':personel_istatistigi();</text:p>
      <text:p text:style-name="Standard"><text:s text:c="20"/>break;</text:p>
      <text:p text:style-name="Standard"><text:s text:c="16"/>case '5':geciken_personeller();</text:p>
      <text:p text:style-name="Standard"><text:s text:c="20"/>break;</text:p>
      <text:p text:style-name="Standard"><text:s text:c="16"/>case '6':ozel_mesai_kayitlari();</text:p>
      <text:p text:style-name="Standard"><text:s text:c="20"/>break;</text:p>
      <text:p text:style-name="Standard"><text:s text:c="16"/>case '7':</text:p>
      <text:p text:style-name="Standard"><text:s text:c="20"/>break;</text:p>
      <text:p text:style-name="Standard"><text:s text:c="16"/>case 'q':</text:p>
      <text:p text:style-name="Standard"><text:s text:c="16"/>case 'Q':exit(EXIT_SUCCESS);</text:p>
      <text:p text:style-name="Standard"><text:s text:c="20"/>break;</text:p>
      <text:p text:style-name="Standard"><text:s text:c="16"/>default:</text:p>
      <text:p text:style-name="Standard"><text:s text:c="20"/>break;</text:p>
      <text:p text:style-name="Standard"><text:s text:c="16"/>}</text:p>
      <text:p text:style-name="Standard"><text:soft-page-break/><text:s text:c="12"/>}</text:p>
      <text:p text:style-name="Standard"><text:s text:c="12"/>while (secim!='7');</text:p>
      <text:p text:style-name="Standard"><text:s text:c="12"/>break;</text:p>
      <text:p text:style-name="Standard"><text:s text:c="8"/>case 'b':</text:p>
      <text:p text:style-name="Standard"><text:s text:c="8"/>case 'B':</text:p>
      <text:p text:style-name="Standard"><text:s text:c="12"/>do</text:p>
      <text:p text:style-name="Standard"><text:s text:c="12"/>{</text:p>
      <text:p text:style-name="Standard"><text:s text:c="16"/>guncelleme_alt_menu();</text:p>
      <text:p text:style-name="Standard"><text:s text:c="16"/>fflush(stdin);</text:p>
      <text:p text:style-name="Standard"><text:s text:c="16"/>secim=getchar();</text:p>
      <text:p text:style-name="Standard"><text:s text:c="16"/>switch (secim)</text:p>
      <text:p text:style-name="Standard"><text:s text:c="16"/>{</text:p>
      <text:p text:style-name="Standard"><text:s text:c="16"/>case '1':ekle_personel();</text:p>
      <text:p text:style-name="Standard"><text:s text:c="20"/>break;</text:p>
      <text:p text:style-name="Standard"><text:s text:c="16"/>case '2':guncelle_personel();</text:p>
      <text:p text:style-name="Standard"><text:s text:c="20"/>break;</text:p>
      <text:p text:style-name="Standard"><text:s text:c="16"/>case '3':ekle_mesai();</text:p>
      <text:p text:style-name="Standard"><text:s text:c="20"/>break;</text:p>
      <text:p text:style-name="Standard"><text:s text:c="16"/>case '4':sil_personel();</text:p>
      <text:p text:style-name="Standard"><text:s text:c="20"/>break;</text:p>
      <text:p text:style-name="Standard"><text:s text:c="16"/>case '5':yedekle_dosya_personel();</text:p>
      <text:p text:style-name="Standard"><text:s text:c="20"/>break;</text:p>
      <text:p text:style-name="Standard"><text:s text:c="16"/>case '6':</text:p>
      <text:p text:style-name="Standard"><text:s text:c="20"/>break;</text:p>
      <text:p text:style-name="Standard"><text:s text:c="16"/>case 'q':</text:p>
      <text:p text:style-name="Standard"><text:s text:c="16"/>case 'Q':exit(EXIT_SUCCESS);</text:p>
      <text:p text:style-name="Standard"><text:s text:c="20"/>break;</text:p>
      <text:p text:style-name="Standard"><text:s text:c="16"/>default:</text:p>
      <text:p text:style-name="Standard"><text:s text:c="20"/>break;</text:p>
      <text:p text:style-name="Standard"><text:s text:c="16"/>}</text:p>
      <text:p text:style-name="Standard"><text:s text:c="12"/>}</text:p>
      <text:p text:style-name="Standard"><text:s text:c="12"/>while (secim!='6');</text:p>
      <text:p text:style-name="Standard"><text:s text:c="12"/>break;</text:p>
      <text:p text:style-name="Standard"><text:s text:c="8"/>case 'c':</text:p>
      <text:p text:style-name="Standard"><text:s text:c="8"/>case 'C':arama_programi();</text:p>
      <text:p text:style-name="Standard"><text:s text:c="12"/>break;</text:p>
      <text:p text:style-name="Standard"><text:s text:c="8"/>case 'q':</text:p>
      <text:p text:style-name="Standard"><text:s text:c="8"/>case 'Q':exit(EXIT_SUCCESS);</text:p>
      <text:p text:style-name="Standard"><text:s text:c="12"/>break;</text:p>
      <text:p text:style-name="Standard"><text:s text:c="8"/>default: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while (secim!='q');</text:p>
      <text:p text:style-name="Standard"/>
      <text:p text:style-name="Standard"><text:s text:c="4"/>return 0;</text:p>
      <text:p text:style-name="Standard">}</text:p>
      <text:p text:style-name="Standard"/>
      <text:p text:style-name="Standard">void menu(void)</text:p>
      <text:p text:style-name="Standard">/*Ana menu olarak kullanıldı*/</text:p>
      <text:p text:style-name="Standard">{</text:p>
      <text:p text:style-name="Standard"><text:s text:c="4"/>printf("A) Sorgulama Programi\n");</text:p>
      <text:p text:style-name="Standard"><text:soft-page-break/><text:s text:c="4"/>printf("B) Guncelleme Programi\n");</text:p>
      <text:p text:style-name="Standard"><text:s text:c="4"/>printf("C) Personel Yedekleme Dosyasinda Ikili Arama Programi\n");</text:p>
      <text:p text:style-name="Standard"><text:s text:c="4"/>printf("Q) Cikis\n");</text:p>
      <text:p text:style-name="Standard"><text:s text:c="4"/>printf("Seciminiz{[a/A]/[b/B]/[c/C]/[q/Q]}\n?");</text:p>
      <text:p text:style-name="Standard">}</text:p>
      <text:p text:style-name="Standard"/>
      <text:p text:style-name="Standard">void sorgulama_alt_menu()/*A bölümünün menüsü olarak kullanıldı*/</text:p>
      <text:p text:style-name="Standard">{</text:p>
      <text:p text:style-name="Standard"><text:s text:c="4"/>printf("1) Bir personelin bilgilerinin listelenmesi\n");</text:p>
      <text:p text:style-name="Standard"><text:s text:c="4"/>printf("2) Bir personelin bilgilerinin ve o ay icin mesai kayitlarinin listelenmesi\n");</text:p>
      <text:p text:style-name="Standard"><text:s text:c="4"/>printf("3) Belirli bir unvana sahip personelin listelenmesi\n");</text:p>
      <text:p text:style-name="Standard"><text:s text:c="4"/>printf("4) Ise alinan personel sayilarinin yillara gore dagiliminin listelenmesi\n");</text:p>
      <text:p text:style-name="Standard"><text:s text:c="4"/>printf("5) Mesaiye gec gelen personelin listelenmesi\n");</text:p>
      <text:p text:style-name="Standard"><text:s text:c="4"/>printf("6) Belirli bir gunun mesai kayitlarinin listelenmesi\n");</text:p>
      <text:p text:style-name="Standard"><text:s text:c="4"/>printf("7) Ana menu\n");</text:p>
      <text:p text:style-name="Standard"><text:s text:c="4"/>printf("Q) Cikis\n");</text:p>
      <text:p text:style-name="Standard"><text:s text:c="4"/>printf("Seciminiz{[1-7]/[q/Q]}\n?");</text:p>
      <text:p text:style-name="Standard">}</text:p>
      <text:p text:style-name="Standard"/>
      <text:p text:style-name="Standard">void guncelleme_alt_menu(void)/*B bölümünün menüsü olarak kullanıldı*/</text:p>
      <text:p text:style-name="Standard">{</text:p>
      <text:p text:style-name="Standard"><text:s text:c="4"/>printf("1) Yeni bir personelin eklenmesi\n");</text:p>
      <text:p text:style-name="Standard"><text:s text:c="4"/>printf("2) Bir personelin bilgilerinin guncellenmesi\n");</text:p>
      <text:p text:style-name="Standard"><text:s text:c="4"/>printf("3) Belirli bir gunun mesai kayitlarinin eklenmesi\n");</text:p>
      <text:p text:style-name="Standard"><text:s text:c="4"/>printf("4) Bir personelin kaydinin silinmesi\n");</text:p>
      <text:p text:style-name="Standard"><text:s text:c="4"/>printf("5) Personel dosyasinin yedeginin alinmasi\n");</text:p>
      <text:p text:style-name="Standard"><text:s text:c="4"/>printf("6) Ana menu\n");</text:p>
      <text:p text:style-name="Standard"><text:s text:c="4"/>printf("Q) Cikis\n");</text:p>
      <text:p text:style-name="Standard"><text:s text:c="4"/>printf("Seciminiz{[1-6]/[q/Q]}\n?");</text:p>
      <text:p text:style-name="Standard">}</text:p>
      <text:p text:style-name="Standard"/>
      <text:p text:style-name="Standard">void bir_personelin_bilgilerinin_listelenmesi(void)</text:p>
      <text:p text:style-name="Standard">/*Kullanıcıdan bilgilerini görmek istediği personelin numarası alınarak</text:p>
      <text:p text:style-name="Standard">o personelin var olan tüm bilgileri formatlı bir şekilde yazdırılır*/</text:p>
      <text:p text:style-name="Standard">{</text:p>
      <text:p text:style-name="Standard"><text:s text:c="4"/>int no;</text:p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Listelenmesini istediginiz personelin nosunu giriniz{Cikis[0]}\n?");</text:p>
      <text:p text:style-name="Standard"><text:s text:c="8"/>fflush(stdin);</text:p>
      <text:p text:style-name="Standard"><text:s text:c="8"/>scanf("%d",&amp;no);</text:p>
      <text:p text:style-name="Standard"><text:soft-page-break/><text:s text:c="8"/>fseek(pfptr,(no-1)*sizeof(struct personel),SEEK_SET);</text:p>
      <text:p text:style-name="Standard"><text:s text:c="8"/>fread(&amp;kisi,sizeof(struct personel),1,pfptr);</text:p>
      <text:p text:style-name="Standard"><text:s text:c="8"/>while (no!=0)</text:p>
      <text:p text:style-name="Standard"><text:s text:c="8"/>{</text:p>
      <text:p text:style-name="Standard"><text:s text:c="12"/>if (kisi.no==-1)</text:p>
      <text:p text:style-name="Standard"><text:s text:c="12"/>{</text:p>
      <text:p text:style-name="Standard"><text:s text:c="16"/>printf("Personel#%d hakkinda bilgi yok!\n",no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Per No Ad Soyad <text:s text:c="17"/>Ise Gir Tar Unvani <text:s text:c="9"/>Ucr Katsayisi\n");</text:p>
      <text:p text:style-name="Standard"><text:s text:c="16"/>printf("------ ------------------------- ----------- --------------- -------------\n");</text:p>
      <text:p text:style-name="Standard"><text:s text:c="16"/>printf("%-7d%-26s",kisi.no,kisi.ad_soyad);</text:p>
      <text:p text:style-name="Standard"><text:s text:c="16"/>putchar(kisi.tarih[0]);</text:p>
      <text:p text:style-name="Standard"><text:s text:c="16"/>putchar(kisi.tarih[1]);</text:p>
      <text:p text:style-name="Standard"><text:s text:c="16"/>printf(".");</text:p>
      <text:p text:style-name="Standard"><text:s text:c="16"/>putchar(kisi.tarih[2]);</text:p>
      <text:p text:style-name="Standard"><text:s text:c="16"/>putchar(kisi.tarih[3]);</text:p>
      <text:p text:style-name="Standard"><text:s text:c="16"/>printf(".");</text:p>
      <text:p text:style-name="Standard"><text:s text:c="16"/>putchar(kisi.tarih[4]);</text:p>
      <text:p text:style-name="Standard"><text:s text:c="16"/>putchar(kisi.tarih[5]);</text:p>
      <text:p text:style-name="Standard"><text:s text:c="16"/>putchar(kisi.tarih[6]);</text:p>
      <text:p text:style-name="Standard"><text:s text:c="16"/>putchar(kisi.tarih[7]);</text:p>
      <text:p text:style-name="Standard"><text:s text:c="16"/>printf(" <text:s/>%-16s%.2f\n",kisi.unvan,kisi.ucret_katsayisi);</text:p>
      <text:p text:style-name="Standard"><text:s text:c="12"/>}</text:p>
      <text:p text:style-name="Standard"><text:s text:c="12"/>printf("Listelenmesini istediginiz personelin nosunu giriniz{Cikis[0]}\n?");</text:p>
      <text:p text:style-name="Standard"><text:s text:c="12"/>fflush(stdin);</text:p>
      <text:p text:style-name="Standard"><text:s text:c="12"/>scanf("%d",&amp;no);</text:p>
      <text:p text:style-name="Standard"><text:s text:c="12"/>fseek(pfptr,(no-1)*sizeof(struct personel),SEEK_SET);</text:p>
      <text:p text:style-name="Standard"><text:s text:c="12"/>fread(&amp;kisi,sizeof(struct personel),1,pfptr);</text:p>
      <text:p text:style-name="Standard"><text:s text:c="8"/>}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personel_ve_mesai_kayit_listelenmesi(void)/**/</text:p>
      <text:p text:style-name="Standard">{</text:p>
      <text:p text:style-name="Standard"><text:s text:c="4"/>int no;</text:p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><text:s text:c="4"/>struct mesai is;</text:p>
      <text:p text:style-name="Standard"/>
      <text:p text:style-name="Standard"><text:s text:c="4"/>FILE *pfptr;</text:p>
      <text:p text:style-name="Standard"><text:s text:c="4"/>FILE *m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=personel.dat acilamadi!\n");</text:p>
      <text:p text:style-name="Standard"><text:s text:c="4"/>}</text:p>
      <text:p text:style-name="Standard"><text:s text:c="4"/>else</text:p>
      <text:p text:style-name="Standard"><text:soft-page-break/><text:s text:c="4"/>{</text:p>
      <text:p text:style-name="Standard"><text:s text:c="8"/>if ((mfptr=fopen("mesai.txt","r"))==NULL)</text:p>
      <text:p text:style-name="Standard"><text:s text:c="8"/>{</text:p>
      <text:p text:style-name="Standard"><text:s text:c="12"/>printf("Dosya=mesai.txt acilamadi!\n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Listelenmesini istediginiz personelin nosunu giriniz{Cikis[0]}\n?");</text:p>
      <text:p text:style-name="Standard"><text:s text:c="12"/>fflush(stdin);</text:p>
      <text:p text:style-name="Standard"><text:s text:c="12"/>scanf("%d",&amp;no);</text:p>
      <text:p text:style-name="Standard"><text:s text:c="12"/>while (no!=0)</text:p>
      <text:p text:style-name="Standard"><text:s text:c="12"/>{</text:p>
      <text:p text:style-name="Standard"><text:s text:c="16"/>fseek(pfptr,(no-1)*sizeof(struct personel),SEEK_SET);</text:p>
      <text:p text:style-name="Standard"><text:s text:c="16"/>fread(&amp;kisi,sizeof(struct personel),1,pfptr);</text:p>
      <text:p text:style-name="Standard"><text:s text:c="16"/>if (kisi.no==-1)</text:p>
      <text:p text:style-name="Standard"><text:s text:c="16"/>{</text:p>
      <text:p text:style-name="Standard"><text:s text:c="20"/>printf("Personel#%d hakkinda bilgi yok!\n",no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printf("Per No Ad Soyad <text:s text:c="17"/>Sure <text:s text:c="7"/>Ucret\n");</text:p>
      <text:p text:style-name="Standard"><text:s text:c="20"/>printf("------ ------------------------- ----------- -------\n");</text:p>
      <text:p text:style-name="Standard"><text:s text:c="20"/>printf("%-7d%-26s%02d sa %02d dk %.2f\n",kisi.no,kisi.ad_soyad,kisi.sure/60,kisi.sure%60,(kisi.sure/60+(kisi.sure%60)/60)*kisi.ucret_katsayisi*10);</text:p>
      <text:p text:style-name="Standard"><text:s text:c="16"/>}</text:p>
      <text:p text:style-name="Standard"><text:s text:c="16"/>printf("Mesai Kayitlari:\n");</text:p>
      <text:p text:style-name="Standard"><text:s text:c="16"/>printf("Gun No Gir Saati Cik Saati\n");</text:p>
      <text:p text:style-name="Standard"><text:s text:c="16"/>printf("------ --------- ---------\n");</text:p>
      <text:p text:style-name="Standard"><text:s text:c="16"/>do</text:p>
      <text:p text:style-name="Standard"><text:s text:c="16"/>{</text:p>
      <text:p text:style-name="Standard"><text:s text:c="20"/>fscanf(mfptr,"%d%d%d%d%d%d",&amp;is.no,&amp;is.gun_no,&amp;is.giris_saati,&amp;is.giris_dakikasi,&amp;is.cikis_saati,&amp;is.cikis_dakikasi);</text:p>
      <text:p text:style-name="Standard"><text:s text:c="20"/>if (is.no==no)</text:p>
      <text:p text:style-name="Standard"><text:s text:c="20"/>{</text:p>
      <text:p text:style-name="Standard"><text:s text:c="24"/>printf("%-7d%02d:%02d <text:s text:c="4"/>%02d:%02d\n",is.gun_no,is.giris_saati,is.giris_dakikasi,is.cikis_saati,is.cikis_dakikasi);</text:p>
      <text:p text:style-name="Standard"><text:s text:c="20"/>}</text:p>
      <text:p text:style-name="Standard"><text:s text:c="16"/>}</text:p>
      <text:p text:style-name="Standard"><text:s text:c="16"/>while (!feof(mfptr));</text:p>
      <text:p text:style-name="Standard"><text:s text:c="16"/>printf("Listelenmesini istediginiz personelin nosunu giriniz{Cikis[0]}\n?");</text:p>
      <text:p text:style-name="Standard"><text:s text:c="16"/>fflush(stdin);</text:p>
      <text:p text:style-name="Standard"><text:s text:c="16"/>scanf("%d",&amp;no);</text:p>
      <text:p text:style-name="Standard"><text:s text:c="12"/>}</text:p>
      <text:p text:style-name="Standard"><text:s text:c="8"/>}</text:p>
      <text:p text:style-name="Standard"><text:s text:c="8"/>fclose(mfptr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unvana_gore_personelin_listelenmesi(void)/**/</text:p>
      <text:p text:style-name="Standard">{</text:p>
      <text:p text:style-name="Standard"><text:soft-page-break/><text:s text:c="4"/>int i,j,k,x,y;</text:p>
      <text:p text:style-name="Standard"><text:s text:c="4"/>int gecici_no;</text:p>
      <text:p text:style-name="Standard"><text:s text:c="4"/>int nolar[BOYUT];</text:p>
      <text:p text:style-name="Standard"><text:s text:c="4"/>char unvan[16];</text:p>
      <text:p text:style-name="Standard"><text:s text:c="4"/>const char *s1;</text:p>
      <text:p text:style-name="Standard"><text:s text:c="4"/>float kat_sayilar[BOYUT];</text:p>
      <text:p text:style-name="Standard"><text:s text:c="4"/>float gecici_kat_sayi;</text:p>
      <text:p text:style-name="Standard"/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=personel.dat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Listelenmesini istediginiz personelin unvanini giriniz{Cikis[0]}\n?");</text:p>
      <text:p text:style-name="Standard"><text:s text:c="8"/>fflush(stdin);</text:p>
      <text:p text:style-name="Standard"><text:s text:c="8"/>gets(unvan);</text:p>
      <text:p text:style-name="Standard"><text:s text:c="8"/>s1=unvan;</text:p>
      <text:p text:style-name="Standard"><text:s text:c="8"/>y=strlen(s1);</text:p>
      <text:p text:style-name="Standard"><text:s text:c="8"/>do</text:p>
      <text:p text:style-name="Standard"><text:s text:c="8"/>{</text:p>
      <text:p text:style-name="Standard"><text:s text:c="12"/>for (i=0;i&lt;=99;i++)</text:p>
      <text:p text:style-name="Standard"><text:s text:c="12"/>{</text:p>
      <text:p text:style-name="Standard"><text:s text:c="16"/>nolar[i]=0;</text:p>
      <text:p text:style-name="Standard"><text:s text:c="16"/>kat_sayilar[i]=0;</text:p>
      <text:p text:style-name="Standard"><text:s text:c="12"/>}</text:p>
      <text:p text:style-name="Standard"><text:s text:c="12"/>i=0;</text:p>
      <text:p text:style-name="Standard"><text:s text:c="12"/>j=0;</text:p>
      <text:p text:style-name="Standard"><text:s text:c="12"/>k=0;</text:p>
      <text:p text:style-name="Standard"><text:s text:c="12"/>fread(&amp;kisi,sizeof(struct personel),1,pfptr);</text:p>
      <text:p text:style-name="Standard"><text:s text:c="12"/>while (!feof(pfptr))</text:p>
      <text:p text:style-name="Standard"><text:s text:c="12"/>{</text:p>
      <text:p text:style-name="Standard"><text:s text:c="16"/>if (kisi.no!=-1)</text:p>
      <text:p text:style-name="Standard"><text:s text:c="16"/>{</text:p>
      <text:p text:style-name="Standard"><text:s text:c="20"/>x=memcmp(kisi.unvan,unvan,y);</text:p>
      <text:p text:style-name="Standard"><text:s text:c="20"/>if (x==0)</text:p>
      <text:p text:style-name="Standard"><text:s text:c="20"/>{</text:p>
      <text:p text:style-name="Standard"><text:s text:c="24"/>nolar[k]=kisi.no;</text:p>
      <text:p text:style-name="Standard"><text:s text:c="24"/>printf("%d\n",kisi.no);</text:p>
      <text:p text:style-name="Standard"><text:s text:c="24"/>kat_sayilar[k]=kisi.ucret_katsayisi;</text:p>
      <text:p text:style-name="Standard"><text:s text:c="24"/>++k;</text:p>
      <text:p text:style-name="Standard"><text:s text:c="20"/>}</text:p>
      <text:p text:style-name="Standard"><text:s text:c="16"/>}</text:p>
      <text:p text:style-name="Standard"><text:s text:c="16"/>fread(&amp;kisi,sizeof(struct personel),1,pfptr);</text:p>
      <text:p text:style-name="Standard"><text:s text:c="12"/>}</text:p>
      <text:p text:style-name="Standard"><text:soft-page-break/><text:s text:c="12"/>for (i=0;i&lt;=k-1;i++)</text:p>
      <text:p text:style-name="Standard"><text:s text:c="12"/>{</text:p>
      <text:p text:style-name="Standard"><text:s text:c="16"/>for (j=0;j&lt;=k-2;j++)</text:p>
      <text:p text:style-name="Standard"><text:s text:c="16"/>{</text:p>
      <text:p text:style-name="Standard"><text:s text:c="20"/>if (kat_sayilar[j]&lt;kat_sayilar[j+1])</text:p>
      <text:p text:style-name="Standard"><text:s text:c="20"/>{</text:p>
      <text:p text:style-name="Standard"><text:s text:c="24"/>gecici_no=nolar[j+1];</text:p>
      <text:p text:style-name="Standard"><text:s text:c="24"/>nolar[j+1]=nolar[j];</text:p>
      <text:p text:style-name="Standard"><text:s text:c="24"/>nolar[j]=gecici_no;</text:p>
      <text:p text:style-name="Standard"><text:s text:c="24"/>gecici_kat_sayi=kat_sayilar[j+1];</text:p>
      <text:p text:style-name="Standard"><text:s text:c="24"/>kat_sayilar[j+1]=kat_sayilar[j];</text:p>
      <text:p text:style-name="Standard"><text:s text:c="24"/>kat_sayilar[j]=gecici_kat_sayi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printf("Sira Per No Ad Soyad <text:s text:c="17"/>Ise Gir Tar Ucr Katsayisi\n");</text:p>
      <text:p text:style-name="Standard"><text:s text:c="12"/>printf("---- ------ ------------------------- ----------- -------------\n");</text:p>
      <text:p text:style-name="Standard"><text:s text:c="12"/>for (i=0;i&lt;=k-1;i++)</text:p>
      <text:p text:style-name="Standard"><text:s text:c="12"/>{</text:p>
      <text:p text:style-name="Standard"><text:s text:c="16"/>fseek(pfptr,(nolar[i]-1)*sizeof(struct personel),SEEK_SET);</text:p>
      <text:p text:style-name="Standard"><text:s text:c="16"/>fread(&amp;kisi,sizeof(struct personel),1,pfptr);</text:p>
      <text:p text:style-name="Standard"><text:s text:c="16"/>printf("%-5d%-7d%-26s",i+1,kisi.no,kisi.ad_soyad);</text:p>
      <text:p text:style-name="Standard"><text:s text:c="16"/>putchar(kisi.tarih[0]);</text:p>
      <text:p text:style-name="Standard"><text:s text:c="16"/>putchar(kisi.tarih[1]);</text:p>
      <text:p text:style-name="Standard"><text:s text:c="16"/>printf(".");</text:p>
      <text:p text:style-name="Standard"><text:s text:c="16"/>putchar(kisi.tarih[2]);</text:p>
      <text:p text:style-name="Standard"><text:s text:c="16"/>putchar(kisi.tarih[3]);</text:p>
      <text:p text:style-name="Standard"><text:s text:c="16"/>printf(".");</text:p>
      <text:p text:style-name="Standard"><text:s text:c="16"/>putchar(kisi.tarih[4]);</text:p>
      <text:p text:style-name="Standard"><text:s text:c="16"/>putchar(kisi.tarih[5]);</text:p>
      <text:p text:style-name="Standard"><text:s text:c="16"/>putchar(kisi.tarih[6]);</text:p>
      <text:p text:style-name="Standard"><text:s text:c="16"/>putchar(kisi.tarih[7]);</text:p>
      <text:p text:style-name="Standard"><text:s text:c="16"/>printf(" <text:s/>%.2f\n",kisi.ucret_katsayisi);</text:p>
      <text:p text:style-name="Standard"><text:s text:c="12"/>}</text:p>
      <text:p text:style-name="Standard"><text:s text:c="12"/>printf("Listelenmesini istediginiz personelin unvanini giriniz{Cikis[0]}\n?");</text:p>
      <text:p text:style-name="Standard"><text:s text:c="12"/>fflush(stdin);</text:p>
      <text:p text:style-name="Standard"><text:s text:c="12"/>gets(unvan);</text:p>
      <text:p text:style-name="Standard"><text:s text:c="12"/>fseek(pfptr,(0)*sizeof(struct personel),SEEK_SET);</text:p>
      <text:p text:style-name="Standard"><text:s text:c="8"/>}</text:p>
      <text:p text:style-name="Standard"><text:s text:c="8"/>while (*unvan!='0'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personel_istatistigi(void)/*İşe başladıkları zamana ait bir istatistik*/</text:p>
      <text:p text:style-name="Standard">{</text:p>
      <text:p text:style-name="Standard"><text:s text:c="4"/>float sene[12];</text:p>
      <text:p text:style-name="Standard"><text:s text:c="4"/>int i;</text:p>
      <text:p text:style-name="Standard"><text:s text:c="4"/>float toplam=0;</text:p>
      <text:p text:style-name="Standard"/>
      <text:p text:style-name="Standard"><text:s text:c="4"/>FILE *pfptr;</text:p>
      <text:p text:style-name="Standard"/>
      <text:p text:style-name="Standard"><text:soft-page-break/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=personel.dat acil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for (i=0;i&lt;=11;i++)</text:p>
      <text:p text:style-name="Standard"><text:s text:c="8"/>{</text:p>
      <text:p text:style-name="Standard"><text:s text:c="12"/>sene[i]=0;</text:p>
      <text:p text:style-name="Standard"><text:s text:c="8"/>}</text:p>
      <text:p text:style-name="Standard"><text:s text:c="8"/>fread(&amp;kisi,sizeof(struct personel),1,pfptr);</text:p>
      <text:p text:style-name="Standard"><text:s text:c="8"/>do</text:p>
      <text:p text:style-name="Standard"><text:s text:c="8"/>{</text:p>
      <text:p text:style-name="Standard"><text:s text:c="12"/>if (kisi.no!=-1)</text:p>
      <text:p text:style-name="Standard"><text:s text:c="12"/>{</text:p>
      <text:p text:style-name="Standard"><text:s text:c="16"/>switch (kisi.tarih[4])</text:p>
      <text:p text:style-name="Standard"><text:s text:c="16"/>{</text:p>
      <text:p text:style-name="Standard"><text:s text:c="16"/>case '1':/*2000'den önceki yılların sayacı*/</text:p>
      <text:p text:style-name="Standard"><text:s text:c="20"/>++sene[11];</text:p>
      <text:p text:style-name="Standard"><text:s text:c="20"/>break;</text:p>
      <text:p text:style-name="Standard"><text:s text:c="16"/>case '2':/*2000 li yıllar ise*/</text:p>
      <text:p text:style-name="Standard"><text:s text:c="20"/>switch (kisi.tarih[6])</text:p>
      <text:p text:style-name="Standard"><text:s text:c="20"/>{</text:p>
      <text:p text:style-name="Standard"><text:s text:c="20"/>case '0':/*2010'den öncekiler*/</text:p>
      <text:p text:style-name="Standard"><text:s text:c="24"/>switch (kisi.tarih[7])</text:p>
      <text:p text:style-name="Standard"><text:s text:c="24"/>{</text:p>
      <text:p text:style-name="Standard"><text:s text:c="24"/>case '0':/*yıl 2000 sayacı*/</text:p>
      <text:p text:style-name="Standard"><text:s text:c="28"/>++sene[0];</text:p>
      <text:p text:style-name="Standard"><text:s text:c="28"/>break;</text:p>
      <text:p text:style-name="Standard"><text:s text:c="24"/>case '1':/*Yıl 2001 sayacı*/</text:p>
      <text:p text:style-name="Standard"><text:s text:c="28"/>++sene[1];</text:p>
      <text:p text:style-name="Standard"><text:s text:c="28"/>break;</text:p>
      <text:p text:style-name="Standard"><text:s text:c="24"/>case '2':/*Yıl 2002 sayacı*/</text:p>
      <text:p text:style-name="Standard"><text:s text:c="28"/>++sene[2];</text:p>
      <text:p text:style-name="Standard"><text:s text:c="28"/>break;</text:p>
      <text:p text:style-name="Standard"><text:s text:c="24"/>case '3':/*Yıl 2003 sayacı*/</text:p>
      <text:p text:style-name="Standard"><text:s text:c="28"/>++sene[3];</text:p>
      <text:p text:style-name="Standard"><text:s text:c="28"/>break;</text:p>
      <text:p text:style-name="Standard"><text:s text:c="24"/>case '4':/*Yıl 2004 sayacı*/</text:p>
      <text:p text:style-name="Standard"><text:s text:c="28"/>++sene[4];</text:p>
      <text:p text:style-name="Standard"><text:s text:c="24"/>case '5':/*Yıl 2005 sayacı*/</text:p>
      <text:p text:style-name="Standard"><text:s text:c="28"/>++sene[5];</text:p>
      <text:p text:style-name="Standard"><text:s text:c="28"/>break;</text:p>
      <text:p text:style-name="Standard"><text:s text:c="24"/>case '6':/*Yıl 2006 sayacı*/</text:p>
      <text:p text:style-name="Standard"><text:s text:c="28"/>++sene[6];</text:p>
      <text:p text:style-name="Standard"><text:s text:c="28"/>break;</text:p>
      <text:p text:style-name="Standard"><text:s text:c="24"/>case '7':/*Yıl 2007 sayacı*/</text:p>
      <text:p text:style-name="Standard"><text:soft-page-break/><text:s text:c="28"/>++sene[7];</text:p>
      <text:p text:style-name="Standard"><text:s text:c="28"/>break;</text:p>
      <text:p text:style-name="Standard"><text:s text:c="24"/>case '8':/*Yıl 2008 sayacı*/</text:p>
      <text:p text:style-name="Standard"><text:s text:c="28"/>++sene[8];</text:p>
      <text:p text:style-name="Standard"><text:s text:c="28"/>break;</text:p>
      <text:p text:style-name="Standard"><text:s text:c="24"/>case '9':/*Yıl 2009 sayacı*/</text:p>
      <text:p text:style-name="Standard"><text:s text:c="28"/>++sene[9];</text:p>
      <text:p text:style-name="Standard"><text:s text:c="28"/>break;</text:p>
      <text:p text:style-name="Standard"><text:s text:c="24"/>}</text:p>
      <text:p text:style-name="Standard"><text:s text:c="24"/>break;</text:p>
      <text:p text:style-name="Standard"><text:s text:c="20"/>case '1':/*Yıl 2010 sayacı*/</text:p>
      <text:p text:style-name="Standard"><text:s text:c="24"/>++sene[10];</text:p>
      <text:p text:style-name="Standard"><text:s text:c="24"/>break;</text:p>
      <text:p text:style-name="Standard"><text:s text:c="20"/>}</text:p>
      <text:p text:style-name="Standard"><text:s text:c="20"/>break;</text:p>
      <text:p text:style-name="Standard"><text:s text:c="16"/>}</text:p>
      <text:p text:style-name="Standard"><text:s text:c="12"/>}</text:p>
      <text:p text:style-name="Standard"><text:s text:c="12"/>fread(&amp;kisi,sizeof(struct personel),1,pfptr);</text:p>
      <text:p text:style-name="Standard"><text:s text:c="8"/>}</text:p>
      <text:p text:style-name="Standard"><text:s text:c="8"/>while (!feof(pfptr));</text:p>
      <text:p text:style-name="Standard"><text:s text:c="8"/>if (kisi.tarih[4]==0)</text:p>
      <text:p text:style-name="Standard"><text:s text:c="8"/>{</text:p>
      <text:p text:style-name="Standard"><text:s text:c="12"/>printf("Personel dosyasi=personal.dat hicbir eleman icermemektedir!\n");</text:p>
      <text:p text:style-name="Standard"><text:s text:c="8"/>}</text:p>
      <text:p text:style-name="Standard"><text:s text:c="8"/>for (i=0;i&lt;=11;i++)</text:p>
      <text:p text:style-name="Standard"><text:s text:c="8"/>{</text:p>
      <text:p text:style-name="Standard"><text:s text:c="12"/>toplam+=sene[i];</text:p>
      <text:p text:style-name="Standard"><text:s text:c="8"/>}</text:p>
      <text:p text:style-name="Standard"><text:s text:c="8"/>printf("Yil <text:s/>Per Say Yuzde\n");</text:p>
      <text:p text:style-name="Standard"><text:s text:c="8"/>printf("---- ------- -----\n");</text:p>
      <text:p text:style-name="Standard"><text:s text:c="8"/>printf("2000'den once %.0f <text:s/>%.2f\n",sene[11],sene[11]*100/toplam);</text:p>
      <text:p text:style-name="Standard"><text:s text:c="8"/>printf("2000 %-8.0f%.2f\n",sene[0],sene[0]*100/toplam);</text:p>
      <text:p text:style-name="Standard"><text:s text:c="8"/>printf("2001 %-8.0f%.2f\n",sene[1],sene[1]*100/toplam);</text:p>
      <text:p text:style-name="Standard"><text:s text:c="8"/>printf("2002 %-8.0f%.2f\n",sene[2],sene[2]*100/toplam);</text:p>
      <text:p text:style-name="Standard"><text:s text:c="8"/>printf("2003 %-8.0f%.2f\n",sene[3],sene[3]*100/toplam);</text:p>
      <text:p text:style-name="Standard"><text:s text:c="8"/>printf("2004 %-8.0f%.2f\n",sene[4],sene[4]*100/toplam);</text:p>
      <text:p text:style-name="Standard"><text:s text:c="8"/>printf("2005 %-8.0f%.2f\n",sene[5],sene[5]*100/toplam);</text:p>
      <text:p text:style-name="Standard"><text:s text:c="8"/>printf("2006 %-8.0f%.2f\n",sene[6],sene[6]*100/toplam);</text:p>
      <text:p text:style-name="Standard"><text:s text:c="8"/>printf("2007 %-8.0f%.2f\n",sene[7],sene[7]*100/toplam);</text:p>
      <text:p text:style-name="Standard"><text:s text:c="8"/>printf("2008 %-8.0f%.2f\n",sene[8],sene[8]*100/toplam);</text:p>
      <text:p text:style-name="Standard"><text:s text:c="8"/>printf("2009 %-8.0f%.2f\n",sene[9],sene[9]*100/toplam);</text:p>
      <text:p text:style-name="Standard"><text:s text:c="8"/>printf("2010 %-8.0f%.2f\n",sene[10],sene[10]*100/toplam);</text:p>
      <text:p text:style-name="Standard"><text:s text:c="8"/>printf("------------------\n");</text:p>
      <text:p text:style-name="Standard"><text:s text:c="8"/>printf("Toplam %.0f\n",toplam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geciken_personeller(void)/*işe saat 09:00 itibariyle</text:p>
      <text:p text:style-name="Standard">gelen personellerin kaç kez geç geldiklerinin sayımını yapıyor*/</text:p>
      <text:p text:style-name="Standard">{</text:p>
      <text:p text:style-name="Standard"><text:s text:c="4"/>int i;</text:p>
      <text:p text:style-name="Standard"><text:soft-page-break/><text:s text:c="4"/>int gecikenler[BOYUT][2];</text:p>
      <text:p text:style-name="Standard"/>
      <text:p text:style-name="Standard"><text:s text:c="4"/>struct mesai is=</text:p>
      <text:p text:style-name="Standard"><text:s text:c="4"/>{</text:p>
      <text:p text:style-name="Standard"><text:s text:c="8"/>0,0,0,0,0,0</text:p>
      <text:p text:style-name="Standard"><text:s text:c="4"/>};</text:p>
      <text:p text:style-name="Standard"/>
      <text:p text:style-name="Standard"><text:s text:c="4"/>FILE *mfptr;</text:p>
      <text:p text:style-name="Standard"/>
      <text:p text:style-name="Standard"><text:s text:c="4"/>if ((mfptr=fopen("mesai.txt","r"))==NULL)</text:p>
      <text:p text:style-name="Standard"><text:s text:c="4"/>{</text:p>
      <text:p text:style-name="Standard"><text:s text:c="8"/>printf("Dosya=mesai.txt acilamadi!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Per No Kac Kez Gec Gelmis\n");</text:p>
      <text:p text:style-name="Standard"><text:s text:c="8"/>printf("------ ------------------\n");</text:p>
      <text:p text:style-name="Standard"><text:s text:c="8"/>for (i=0;i&lt;=BOYUT-1;i++)</text:p>
      <text:p text:style-name="Standard"><text:s text:c="8"/>{</text:p>
      <text:p text:style-name="Standard"><text:s text:c="12"/>gecikenler[i][0]=0;/*Gec geldi ise 1 gec gelmedi ise 0*/</text:p>
      <text:p text:style-name="Standard"><text:s text:c="12"/>gecikenler[i][1]=0;/*Gecikmelerin sayısı*/</text:p>
      <text:p text:style-name="Standard"><text:s text:c="8"/>}</text:p>
      <text:p text:style-name="Standard"><text:s text:c="8"/>fscanf(mfptr,"%d%d%d%d%d%d",&amp;is.no,&amp;is.gun_no,&amp;is.giris_saati,&amp;is.giris_dakikasi,&amp;is.cikis_saati,&amp;is.cikis_dakikasi);</text:p>
      <text:p text:style-name="Standard"><text:s text:c="8"/>do</text:p>
      <text:p text:style-name="Standard"><text:s text:c="8"/>{</text:p>
      <text:p text:style-name="Standard"><text:s text:c="12"/>gecikenler[is.no-1][0]=1;</text:p>
      <text:p text:style-name="Standard"><text:s text:c="12"/>++gecikenler[is.no-1][1];</text:p>
      <text:p text:style-name="Standard"><text:s text:c="12"/>fscanf(mfptr,"%d%d%d%d%d%d",&amp;is.no,&amp;is.gun_no,&amp;is.giris_saati,&amp;is.giris_dakikasi,&amp;is.cikis_saati,&amp;is.cikis_dakikasi);</text:p>
      <text:p text:style-name="Standard"><text:s text:c="8"/>}</text:p>
      <text:p text:style-name="Standard"><text:s text:c="8"/>while (!feof(mfptr));</text:p>
      <text:p text:style-name="Standard"><text:s text:c="8"/>for (i=0;i&lt;=BOYUT-1;i++)</text:p>
      <text:p text:style-name="Standard"><text:s text:c="8"/>{</text:p>
      <text:p text:style-name="Standard"><text:s text:c="12"/>if (gecikenler[i][0]==1)</text:p>
      <text:p text:style-name="Standard"><text:s text:c="12"/>{</text:p>
      <text:p text:style-name="Standard"><text:s text:c="16"/>printf("%-7d%d\n",i+1,gecikenler[i][1]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fclose(mfptr);</text:p>
      <text:p text:style-name="Standard">}</text:p>
      <text:p text:style-name="Standard"/>
      <text:p text:style-name="Standard">void ozel_mesai_kayitlari(void)/*Kullanıcıdan bilgilerini görmek istediği</text:p>
      <text:p text:style-name="Standard">personelin numarası alınarak, personel bilgileri, o ayki toplam çalışma süresi,</text:p>
      <text:p text:style-name="Standard">alacağı ücret ve mesai kayıtları listelenmektedir*/</text:p>
      <text:p text:style-name="Standard">{</text:p>
      <text:p text:style-name="Standard"><text:s text:c="4"/>int sayac;/*ortalama çalışma süresini hesaplamak için personelleri sayıyor*/</text:p>
      <text:p text:style-name="Standard"><text:s text:c="4"/>int gun_no;</text:p>
      <text:p text:style-name="Standard"><text:s text:c="4"/>int toplam_saat;</text:p>
      <text:p text:style-name="Standard"><text:s text:c="4"/>float toplam_dakika;</text:p>
      <text:p text:style-name="Standard"/>
      <text:p text:style-name="Standard"><text:soft-page-break/><text:s text:c="4"/>struct mesai is=</text:p>
      <text:p text:style-name="Standard"><text:s text:c="4"/>{</text:p>
      <text:p text:style-name="Standard"><text:s text:c="8"/>0,0,0,0,0,0</text:p>
      <text:p text:style-name="Standard"><text:s text:c="4"/>};</text:p>
      <text:p text:style-name="Standard"/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><text:s text:c="4"/>FILE *mfptr;</text:p>
      <text:p text:style-name="Standard"/>
      <text:p text:style-name="Standard"><text:s text:c="4"/>if ((mfptr=fopen("mesai.txt","r"))==NULL)</text:p>
      <text:p text:style-name="Standard"><text:s text:c="4"/>{</text:p>
      <text:p text:style-name="Standard"><text:s text:c="8"/>printf("Dosya=mesai.txt acilamadi!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if ((pfptr=fopen("personel.dat","r"))==NULL)</text:p>
      <text:p text:style-name="Standard"><text:s text:c="8"/>{</text:p>
      <text:p text:style-name="Standard"><text:s text:c="12"/>printf("Dosya=personel.dat acilamadi!");</text:p>
      <text:p text:style-name="Standard"><text:s text:c="8"/>}</text:p>
      <text:p text:style-name="Standard"><text:s text:c="8"/>else</text:p>
      <text:p text:style-name="Standard"><text:s text:c="8"/>{</text:p>
      <text:p text:style-name="Standard"/>
      <text:p text:style-name="Standard"><text:s text:c="12"/>printf("Gormek istediginiz gunun nosunu giriniz{Cikis[0]}\n?");</text:p>
      <text:p text:style-name="Standard"><text:s text:c="12"/>scanf("%d",&amp;gun_no);</text:p>
      <text:p text:style-name="Standard"><text:s text:c="12"/>while (gun_no!=0)</text:p>
      <text:p text:style-name="Standard"><text:s text:c="12"/>{</text:p>
      <text:p text:style-name="Standard"><text:s text:c="16"/>toplam_saat=0;</text:p>
      <text:p text:style-name="Standard"><text:s text:c="16"/>toplam_dakika=0;</text:p>
      <text:p text:style-name="Standard"><text:s text:c="16"/>sayac=0;</text:p>
      <text:p text:style-name="Standard"><text:s text:c="16"/>printf("Per No Ad Soyad <text:s text:c="17"/>Gir Saati Cik Saati Sure\n");</text:p>
      <text:p text:style-name="Standard"><text:s text:c="16"/>printf("------ ------------------------- --------- --------- -----------\n");</text:p>
      <text:p text:style-name="Standard"><text:s text:c="16"/>fscanf(mfptr,"%d%d%d%d%d%d",&amp;is.no,&amp;is.gun_no,&amp;is.giris_saati,&amp;is.giris_dakikasi,&amp;is.cikis_saati,&amp;is.cikis_dakikasi);</text:p>
      <text:p text:style-name="Standard"><text:s text:c="16"/>do</text:p>
      <text:p text:style-name="Standard"><text:s text:c="16"/>{</text:p>
      <text:p text:style-name="Standard"><text:s text:c="20"/>if (is.gun_no==gun_no)</text:p>
      <text:p text:style-name="Standard"><text:s text:c="20"/>{</text:p>
      <text:p text:style-name="Standard"><text:s text:c="24"/>fseek(pfptr,(is.no-1)*sizeof(struct personel),SEEK_SET);</text:p>
      <text:p text:style-name="Standard"><text:s text:c="24"/>fread(&amp;kisi,sizeof(struct personel),1,pfptr);</text:p>
      <text:p text:style-name="Standard"><text:s text:c="24"/>printf("%-7d%-26s",kisi.no,kisi.ad_soyad);</text:p>
      <text:p text:style-name="Standard"><text:s text:c="24"/>printf("%02d:%02d <text:s text:c="4"/>%02d:%02d <text:s text:c="4"/>",is.giris_saati,is.giris_dakikasi,is.cikis_saati,is.cikis_dakikasi);</text:p>
      <text:p text:style-name="Standard"><text:s text:c="24"/>printf("%02d sa ",(is.cikis_saati*60+is.cikis_dakikasi-is.giris_saati*60-is.giris_dakikasi)/60);</text:p>
      <text:p text:style-name="Standard"><text:s text:c="24"/>printf("%02d dk\n",(is.cikis_saati*60+is.cikis_dakikasi-is.giris_saati*60-is.giris_dakikasi)%60);</text:p>
      <text:p text:style-name="Standard"><text:s text:c="24"/>toplam_saat+=(is.cikis_saati*60+is.cikis_dakikasi-is.giris_saati*60-is.giris_dakikasi)/60;</text:p>
      <text:p text:style-name="Standard"><text:soft-page-break/><text:s text:c="24"/>toplam_dakika+=(float)((is.cikis_saati*60+is.cikis_dakikasi-is.giris_saati*60-is.giris_dakikasi)%60);</text:p>
      <text:p text:style-name="Standard"><text:s text:c="24"/>++sayac;</text:p>
      <text:p text:style-name="Standard"><text:s text:c="20"/>}</text:p>
      <text:p text:style-name="Standard"><text:s text:c="20"/>fscanf(mfptr,"%d%d%d%d%d%d",&amp;is.no,&amp;is.gun_no,&amp;is.giris_saati,&amp;is.giris_dakikasi,&amp;is.cikis_saati,&amp;is.cikis_dakikasi);</text:p>
      <text:p text:style-name="Standard"><text:s text:c="16"/>}</text:p>
      <text:p text:style-name="Standard"><text:s text:c="16"/>while (!feof(mfptr));</text:p>
      <text:p text:style-name="Standard"><text:s text:c="16"/>if (sayac==0)</text:p>
      <text:p text:style-name="Standard"><text:s text:c="16"/>{</text:p>
      <text:p text:style-name="Standard"><text:s text:c="20"/>printf("Istediginiz gune ait bilgi bulunamamistir!\n"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printf("Gun#%d icin calisma surelerinin ortalamasi: %.0f sa ",gun_no,(toplam_saat*60+toplam_dakika)/(sayac*60));</text:p>
      <text:p text:style-name="Standard"><text:s text:c="20"/>printf("%.2f dk\n",(toplam_saat*60/sayac)%60+toplam_dakika/sayac);</text:p>
      <text:p text:style-name="Standard"><text:s text:c="16"/>}</text:p>
      <text:p text:style-name="Standard"><text:s text:c="16"/>printf("Gormek istediginiz gunun nosunu giriniz{Cikis[0]}\n?");</text:p>
      <text:p text:style-name="Standard"><text:s text:c="16"/>fflush(stdin);</text:p>
      <text:p text:style-name="Standard"><text:s text:c="16"/>scanf("%d",&amp;gun_no);</text:p>
      <text:p text:style-name="Standard"><text:s text:c="12"/>}</text:p>
      <text:p text:style-name="Standard"><text:s text:c="8"/>}</text:p>
      <text:p text:style-name="Standard"><text:s text:c="8"/>fclose(pfptr);</text:p>
      <text:p text:style-name="Standard"><text:s text:c="4"/>}</text:p>
      <text:p text:style-name="Standard"><text:s text:c="4"/>fclose(mfptr);</text:p>
      <text:p text:style-name="Standard">}</text:p>
      <text:p text:style-name="Standard"/>
      <text:p text:style-name="Standard">void ekle_personel(void)/*Aynı numarada personel yoksa yeni personel kaydediyor*/</text:p>
      <text:p text:style-name="Standard">{</text:p>
      <text:p text:style-name="Standard"><text:s text:c="4"/>int no;</text:p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/>
      <text:p text:style-name="Standard"><text:s text:c="4"/>if ((pfptr=fopen("personel.dat","r+"))==NULL)</text:p>
      <text:p text:style-name="Standard"><text:s text:c="4"/>{</text:p>
      <text:p text:style-name="Standard"><text:s text:c="8"/>printf("Dosya=personel.dat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do</text:p>
      <text:p text:style-name="Standard"><text:s text:c="8"/>{</text:p>
      <text:p text:style-name="Standard"><text:s text:c="12"/>printf("Eklemek istediginiz personelin nosunu giriniz{Cikis[0]}\n?");</text:p>
      <text:p text:style-name="Standard"><text:s text:c="12"/>fflush(stdin);</text:p>
      <text:p text:style-name="Standard"><text:s text:c="12"/>scanf("%d",&amp;no);</text:p>
      <text:p text:style-name="Standard"><text:s text:c="12"/>if (no==0)</text:p>
      <text:p text:style-name="Standard"><text:s text:c="12"/>{</text:p>
      <text:p text:style-name="Standard"><text:s text:c="16"/>break;</text:p>
      <text:p text:style-name="Standard"><text:soft-page-break/><text:s text:c="12"/>}</text:p>
      <text:p text:style-name="Standard"><text:s text:c="12"/>fseek(pfptr,(no-1)*sizeof(struct personel),SEEK_SET);</text:p>
      <text:p text:style-name="Standard"><text:s text:c="12"/>fread(&amp;kisi,sizeof(struct personel),1,pfptr);</text:p>
      <text:p text:style-name="Standard"><text:s text:c="12"/>while (no!=0&amp;&amp;kisi.no==-1)</text:p>
      <text:p text:style-name="Standard"><text:s text:c="12"/>{</text:p>
      <text:p text:style-name="Standard"><text:s text:c="16"/>kisi.no=no;</text:p>
      <text:p text:style-name="Standard"><text:s text:c="16"/>printf("Ad soyad giriniz\n?");</text:p>
      <text:p text:style-name="Standard"><text:s text:c="16"/>fflush(stdin);</text:p>
      <text:p text:style-name="Standard"><text:s text:c="16"/>gets(kisi.ad_soyad);</text:p>
      <text:p text:style-name="Standard"><text:s text:c="16"/>printf("Ise giris tarihini ggaayyyy seklinde giriniz\n?");</text:p>
      <text:p text:style-name="Standard"><text:s text:c="16"/>fflush(stdin);</text:p>
      <text:p text:style-name="Standard"><text:s text:c="16"/>gets(kisi.tarih);</text:p>
      <text:p text:style-name="Standard"><text:s text:c="16"/>printf("Unvani giriniz\n?");</text:p>
      <text:p text:style-name="Standard"><text:s text:c="16"/>fflush(stdin);</text:p>
      <text:p text:style-name="Standard"><text:s text:c="16"/>gets(kisi.unvan);</text:p>
      <text:p text:style-name="Standard"><text:s text:c="16"/>printf("Ucret katsayisini giriniz\n?");</text:p>
      <text:p text:style-name="Standard"><text:s text:c="16"/>fflush(stdin);</text:p>
      <text:p text:style-name="Standard"><text:s text:c="16"/>scanf("%f",&amp;kisi.ucret_katsayisi);</text:p>
      <text:p text:style-name="Standard"><text:s text:c="16"/>printf("Bir ayda calistigi toplam sure (dk) miktarini giriniz\n?");</text:p>
      <text:p text:style-name="Standard"><text:s text:c="16"/>fflush(stdin);</text:p>
      <text:p text:style-name="Standard"><text:s text:c="16"/>scanf("%d",&amp;kisi.sure);</text:p>
      <text:p text:style-name="Standard"><text:s text:c="16"/>fseek(pfptr,(no-1)*sizeof(struct personel),SEEK_SET);</text:p>
      <text:p text:style-name="Standard"><text:s text:c="16"/>fwrite(&amp;kisi,sizeof(struct personel),1,pfptr);</text:p>
      <text:p text:style-name="Standard"><text:s text:c="16"/>printf("Eklemek istediginiz personelin nosunu giriniz{Cikis[0]}\n?");</text:p>
      <text:p text:style-name="Standard"><text:s text:c="16"/>fflush(stdin);</text:p>
      <text:p text:style-name="Standard"><text:s text:c="16"/>scanf("%d",&amp;no);</text:p>
      <text:p text:style-name="Standard"><text:s text:c="16"/>fseek(pfptr,(no-1)*sizeof(struct personel),SEEK_SET);</text:p>
      <text:p text:style-name="Standard"><text:s text:c="16"/>fread(&amp;kisi,sizeof(struct personel),1,pfptr);</text:p>
      <text:p text:style-name="Standard"><text:s text:c="12"/>}</text:p>
      <text:p text:style-name="Standard"><text:s text:c="12"/>if (kisi.no==no)</text:p>
      <text:p text:style-name="Standard"><text:s text:c="12"/>{</text:p>
      <text:p text:style-name="Standard"><text:s text:c="16"/>printf("Girdiginiz degere sahip bir personel var!\n");</text:p>
      <text:p text:style-name="Standard"><text:s text:c="12"/>}</text:p>
      <text:p text:style-name="Standard"><text:s text:c="8"/>}</text:p>
      <text:p text:style-name="Standard"><text:s text:c="8"/>while (no!=0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guncelle_personel(void)/*Personelin maaş katsayısını ve unvanını güncelliyor*/</text:p>
      <text:p text:style-name="Standard">{</text:p>
      <text:p text:style-name="Standard"><text:s text:c="4"/>int no;</text:p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/>
      <text:p text:style-name="Standard"><text:s text:c="4"/>if ((pfptr=fopen("personel.dat","r+"))==NULL)</text:p>
      <text:p text:style-name="Standard"><text:s text:c="4"/>{</text:p>
      <text:p text:style-name="Standard"><text:s text:c="8"/>printf("Dosya=personel.dat acilamadi!\n");</text:p>
      <text:p text:style-name="Standard"><text:soft-page-break/><text:s text:c="4"/>}</text:p>
      <text:p text:style-name="Standard"><text:s text:c="4"/>else</text:p>
      <text:p text:style-name="Standard"><text:s text:c="4"/>{</text:p>
      <text:p text:style-name="Standard"/>
      <text:p text:style-name="Standard"><text:s text:c="8"/>do</text:p>
      <text:p text:style-name="Standard"><text:s text:c="8"/>{</text:p>
      <text:p text:style-name="Standard"><text:s text:c="12"/>do</text:p>
      <text:p text:style-name="Standard"><text:s text:c="12"/>{</text:p>
      <text:p text:style-name="Standard"><text:s text:c="16"/>printf("Guncellemek istediginiz personelin nosunu giriniz{Cikis[0]}\n?");</text:p>
      <text:p text:style-name="Standard"><text:s text:c="16"/>fflush(stdin);</text:p>
      <text:p text:style-name="Standard"><text:s text:c="16"/>scanf("%d",&amp;no);</text:p>
      <text:p text:style-name="Standard"><text:s text:c="16"/>if (no==0)</text:p>
      <text:p text:style-name="Standard"><text:s text:c="16"/>{</text:p>
      <text:p text:style-name="Standard"><text:s text:c="20"/>break;</text:p>
      <text:p text:style-name="Standard"><text:s text:c="16"/>}</text:p>
      <text:p text:style-name="Standard"><text:s text:c="16"/>fseek(pfptr,(no-1)*sizeof(struct personel),SEEK_SET);</text:p>
      <text:p text:style-name="Standard"><text:s text:c="16"/>fread(&amp;kisi,sizeof(struct personel),1,pfptr);</text:p>
      <text:p text:style-name="Standard"><text:s text:c="12"/>}</text:p>
      <text:p text:style-name="Standard"><text:s text:c="12"/>while (kisi.no==-1);</text:p>
      <text:p text:style-name="Standard"><text:s text:c="12"/>if (no==0)</text:p>
      <text:p text:style-name="Standard"><text:s text:c="12"/>{</text:p>
      <text:p text:style-name="Standard"><text:s text:c="16"/>break;</text:p>
      <text:p text:style-name="Standard"><text:s text:c="12"/>}</text:p>
      <text:p text:style-name="Standard"><text:s text:c="12"/>printf("Unvani giriniz\n?");</text:p>
      <text:p text:style-name="Standard"><text:s text:c="12"/>fflush(stdin);</text:p>
      <text:p text:style-name="Standard"><text:s text:c="12"/>gets(kisi.unvan);</text:p>
      <text:p text:style-name="Standard"><text:s text:c="12"/>printf("Ucret katsayisini giriniz\n?");</text:p>
      <text:p text:style-name="Standard"><text:s text:c="12"/>fflush(stdin);</text:p>
      <text:p text:style-name="Standard"><text:s text:c="12"/>scanf("%f",&amp;kisi.ucret_katsayisi);</text:p>
      <text:p text:style-name="Standard"><text:s text:c="12"/>fseek(pfptr,(no-1)*sizeof(struct personel),SEEK_SET);</text:p>
      <text:p text:style-name="Standard"><text:s text:c="12"/>fwrite(&amp;kisi,sizeof(struct personel),1,pfptr);</text:p>
      <text:p text:style-name="Standard"><text:s text:c="8"/>}</text:p>
      <text:p text:style-name="Standard"><text:s text:c="8"/>while (no!=0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ekle_mesai(void)/*personelin o gün için giriş/çıkış zamanına</text:p>
      <text:p text:style-name="Standard">ilişkin veriler kullanıcıdan alınarak “mesai.txt” dosyasının sonuna</text:p>
      <text:p text:style-name="Standard">ekleniyor ve personelin bu ayda çalıştığı toplam süre güncelleniyor.*/</text:p>
      <text:p text:style-name="Standard">{</text:p>
      <text:p text:style-name="Standard"><text:s text:c="4"/>int gun_no;</text:p>
      <text:p text:style-name="Standard"><text:s text:c="4"/>int personel_no;</text:p>
      <text:p text:style-name="Standard"/>
      <text:p text:style-name="Standard"><text:s text:c="4"/>struct mesai is=</text:p>
      <text:p text:style-name="Standard"><text:s text:c="4"/>{</text:p>
      <text:p text:style-name="Standard"><text:s text:c="8"/>0,0,0,0,0,0</text:p>
      <text:p text:style-name="Standard"><text:s text:c="4"/>};</text:p>
      <text:p text:style-name="Standard"/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oft-page-break/><text:s text:c="4"/>};</text:p>
      <text:p text:style-name="Standard"/>
      <text:p text:style-name="Standard"><text:s text:c="4"/>FILE *pfptr;</text:p>
      <text:p text:style-name="Standard"><text:s text:c="4"/>FILE *m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=personel.dat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if ((mfptr=fopen("mesai.txt","a+"))==NULL)</text:p>
      <text:p text:style-name="Standard"><text:s text:c="8"/>{</text:p>
      <text:p text:style-name="Standard"><text:s text:c="12"/>printf("Dosya=personel.dat acilamadi!\n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Eklemek istediginiz gun nosunu giriniz{Cikis[0]}\n?");</text:p>
      <text:p text:style-name="Standard"><text:s text:c="12"/>fflush(stdin);</text:p>
      <text:p text:style-name="Standard"><text:s text:c="12"/>scanf("%d",&amp;gun_no);</text:p>
      <text:p text:style-name="Standard"><text:s text:c="12"/>while(gun_no!=0)</text:p>
      <text:p text:style-name="Standard"><text:s text:c="12"/>{</text:p>
      <text:p text:style-name="Standard"><text:s text:c="12"/>printf("Eklemek istediginiz personel nosunu giriniz\n?");</text:p>
      <text:p text:style-name="Standard"><text:s text:c="12"/>fflush(stdin);</text:p>
      <text:p text:style-name="Standard"><text:s text:c="12"/>scanf("%d",&amp;personel_no);</text:p>
      <text:p text:style-name="Standard"><text:s text:c="12"/>fseek(pfptr,(personel_no-1)*sizeof(struct personel),SEEK_SET);</text:p>
      <text:p text:style-name="Standard"><text:s text:c="12"/>fread(&amp;kisi,sizeof(struct personel),1,pfptr);</text:p>
      <text:p text:style-name="Standard"><text:s text:c="12"/>if (kisi.no==personel_no)</text:p>
      <text:p text:style-name="Standard"><text:s text:c="12"/>{</text:p>
      <text:p text:style-name="Standard"><text:s text:c="16"/>printf("Giris-cikis saat ve dakikasini aralarinda bosluk biraakarak giriniz\n?");</text:p>
      <text:p text:style-name="Standard"><text:s text:c="16"/>scanf("%d %d %d %d",&amp;is.giris_saati,&amp;is.giris_dakikasi,&amp;is.cikis_saati,&amp;is.cikis_dakikasi);</text:p>
      <text:p text:style-name="Standard"><text:s text:c="16"/>fprintf(mfptr," %d %d %d %d %d %d\n",personel_no,gun_no,is.giris_saati,is.giris_dakikasi,is.cikis_saati,is.cikis_dakikasi);</text:p>
      <text:p text:style-name="Standard"><text:s text:c="16"/>fseek(pfptr,(personel_no-1)*sizeof(struct personel),SEEK_SET);</text:p>
      <text:p text:style-name="Standard"><text:s text:c="16"/>kisi.sure+=is.cikis_saati*60+is.cikis_dakikasi-is.giris_saati*60-is.giris_dakikasi;</text:p>
      <text:p text:style-name="Standard"><text:s text:c="16"/>fwrite(&amp;kisi,sizeof(struct personel),1,pfptr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Bu numaraya sahip personel bulunmamaktadir!\n");</text:p>
      <text:p text:style-name="Standard"><text:s text:c="12"/>}</text:p>
      <text:p text:style-name="Standard"><text:s text:c="12"/>printf("Eklemek istediginiz gun nosunu giriniz{Cikis[0]}\n?");</text:p>
      <text:p text:style-name="Standard"><text:s text:c="12"/>fflush(stdin);</text:p>
      <text:p text:style-name="Standard"><text:s text:c="12"/>scanf("%d",&amp;gun_no);</text:p>
      <text:p text:style-name="Standard"><text:s text:c="12"/>}</text:p>
      <text:p text:style-name="Standard"><text:s text:c="8"/>}</text:p>
      <text:p text:style-name="Standard"><text:s text:c="8"/>fclose(mfptr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<text:soft-page-break/>void sil_personel(void)/*Önce personel numarası kullanıcıdan alınıp, personel varsa</text:p>
      <text:p text:style-name="Standard">o personele ilişkin bilgiler ve o personelin tüm mesai kayıtları (varsa) silinir.*/</text:p>
      <text:p text:style-name="Standard">{</text:p>
      <text:p text:style-name="Standard"><text:s text:c="4"/>int no;</text:p>
      <text:p text:style-name="Standard"/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><text:s text:c="4"/>struct mesai is=</text:p>
      <text:p text:style-name="Standard"><text:s text:c="4"/>{</text:p>
      <text:p text:style-name="Standard"><text:s text:c="8"/>0,0,0,0,0,0</text:p>
      <text:p text:style-name="Standard"><text:s text:c="4"/>};</text:p>
      <text:p text:style-name="Standard"/>
      <text:p text:style-name="Standard"><text:s text:c="4"/>FILE *pfptr;</text:p>
      <text:p text:style-name="Standard"><text:s text:c="4"/>FILE *mfptr;</text:p>
      <text:p text:style-name="Standard"><text:s text:c="4"/>FILE *gfptr;</text:p>
      <text:p text:style-name="Standard"/>
      <text:p text:style-name="Standard"><text:s text:c="4"/>if ((pfptr=fopen("personel.dat","r+"))==NULL)</text:p>
      <text:p text:style-name="Standard"><text:s text:c="4"/>{</text:p>
      <text:p text:style-name="Standard"><text:s text:c="8"/>printf("Dosya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do</text:p>
      <text:p text:style-name="Standard"><text:s text:c="8"/>{</text:p>
      <text:p text:style-name="Standard"><text:s text:c="12"/>printf("Silinmesini istediginiz personelin nosunu giriniz{Cikis[0]}\n?");</text:p>
      <text:p text:style-name="Standard"><text:s text:c="12"/>fflush(stdin);</text:p>
      <text:p text:style-name="Standard"><text:s text:c="12"/>scanf("%d",&amp;no);</text:p>
      <text:p text:style-name="Standard"><text:s text:c="12"/>if (no!=0)</text:p>
      <text:p text:style-name="Standard"><text:s text:c="12"/>{</text:p>
      <text:p text:style-name="Standard"><text:s text:c="16"/>fseek(pfptr,(no-1)*sizeof(struct personel),SEEK_SET);</text:p>
      <text:p text:style-name="Standard"><text:s text:c="16"/>kisi.no=-1;</text:p>
      <text:p text:style-name="Standard"><text:s text:c="16"/>fwrite(&amp;kisi,sizeof(struct personel),1,pfptr);</text:p>
      <text:p text:style-name="Standard"><text:s text:c="16"/>if ((mfptr=fopen("mesai.txt","r"))==NULL)</text:p>
      <text:p text:style-name="Standard"><text:s text:c="16"/>{</text:p>
      <text:p text:style-name="Standard"><text:s text:c="20"/>printf("Dosya=mesai.txt acilamadi!\n");</text:p>
      <text:p text:style-name="Standard"><text:s text:c="20"/>break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do</text:p>
      <text:p text:style-name="Standard"><text:s text:c="20"/>{</text:p>
      <text:p text:style-name="Standard"><text:s text:c="24"/>fscanf(mfptr,"%d%d%d%d%d%d",&amp;is.no,&amp;is.gun_no,&amp;is.giris_saati,&amp;is.giris_dakikasi,&amp;is.cikis_saati,&amp;is.cikis_dakikasi);</text:p>
      <text:p text:style-name="Standard"><text:s text:c="24"/>if (is.no==no)</text:p>
      <text:p text:style-name="Standard"><text:s text:c="24"/>{</text:p>
      <text:p text:style-name="Standard"><text:s text:c="28"/>rewind(mfptr);</text:p>
      <text:p text:style-name="Standard"><text:s text:c="28"/>break;</text:p>
      <text:p text:style-name="Standard"><text:s text:c="24"/>}</text:p>
      <text:p text:style-name="Standard"><text:s text:c="20"/>}</text:p>
      <text:p text:style-name="Standard"><text:s text:c="20"/>while (!feof(mfptr));</text:p>
      <text:p text:style-name="Standard"><text:soft-page-break/><text:s text:c="20"/>if (is.no==no)</text:p>
      <text:p text:style-name="Standard"><text:s text:c="20"/>{</text:p>
      <text:p text:style-name="Standard"><text:s text:c="24"/>if ((gfptr=fopen("gecici.txt","w+"))==NULL)</text:p>
      <text:p text:style-name="Standard"><text:s text:c="24"/>{</text:p>
      <text:p text:style-name="Standard"><text:s text:c="28"/>printf("Dosya=gecici.txt acilamadi!\n");</text:p>
      <text:p text:style-name="Standard"><text:s text:c="28"/>break;</text:p>
      <text:p text:style-name="Standard"><text:s text:c="24"/>}</text:p>
      <text:p text:style-name="Standard"><text:s text:c="24"/>else</text:p>
      <text:p text:style-name="Standard"><text:s text:c="24"/>{</text:p>
      <text:p text:style-name="Standard"><text:s text:c="28"/>fscanf(mfptr,"%d%d%d%d%d%d",&amp;is.no,&amp;is.gun_no,&amp;is.giris_saati,&amp;is.giris_dakikasi,&amp;is.cikis_saati,&amp;is.cikis_dakikasi);</text:p>
      <text:p text:style-name="Standard"><text:s text:c="28"/>while (kisi.no!=no&amp;&amp;!feof(mfptr))</text:p>
      <text:p text:style-name="Standard"><text:s text:c="28"/>{</text:p>
      <text:p text:style-name="Standard"><text:s text:c="32"/>fprintf(gfptr,"%d%d%d%d%d%d",is.no,is.gun_no,is.giris_saati,is.giris_dakikasi,is.cikis_saati,is.cikis_dakikasi);</text:p>
      <text:p text:style-name="Standard"><text:s text:c="32"/>fscanf(mfptr,"%d%d%d%d%d%d",&amp;is.no,&amp;is.gun_no,&amp;is.giris_saati,&amp;is.giris_dakikasi,&amp;is.cikis_saati,&amp;is.cikis_dakikasi);</text:p>
      <text:p text:style-name="Standard"><text:s text:c="28"/>}</text:p>
      <text:p text:style-name="Standard"><text:s text:c="24"/>}</text:p>
      <text:p text:style-name="Standard"><text:s text:c="24"/>fclose(gfptr);</text:p>
      <text:p text:style-name="Standard"><text:s text:c="24"/>remove("mesai.txt");</text:p>
      <text:p text:style-name="Standard"><text:s text:c="24"/>rename("gecici.txt","mesai.txt");</text:p>
      <text:p text:style-name="Standard"><text:s text:c="20"/>}</text:p>
      <text:p text:style-name="Standard"><text:s text:c="16"/>}</text:p>
      <text:p text:style-name="Standard"><text:s text:c="16"/>fclose(mfptr);</text:p>
      <text:p text:style-name="Standard"><text:s text:c="12"/>}</text:p>
      <text:p text:style-name="Standard"><text:s text:c="8"/>}</text:p>
      <text:p text:style-name="Standard"><text:s text:c="8"/>while (no!=0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yedekle_dosya_personel(void)/*“personel.dat” dosyasındaki (dolu) kayıtları,</text:p>
      <text:p text:style-name="Standard">personel numarasına göre sıralı olarak içeren “personel_yedek.dat”</text:p>
      <text:p text:style-name="Standard">isimli doğrudan erişimli bir dosya oluşturulmaktadır.*/</text:p>
      <text:p text:style-name="Standard">{</text:p>
      <text:p text:style-name="Standard"><text:s text:c="4"/>int i;</text:p>
      <text:p text:style-name="Standard"/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><text:s text:c="4"/>FILE *yp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=personel.dat acilamadi!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oft-page-break/><text:s text:c="8"/>if ((ypfptr=fopen("yedek_personel.dat","w+"))==NULL)</text:p>
      <text:p text:style-name="Standard"><text:s text:c="8"/>{</text:p>
      <text:p text:style-name="Standard"><text:s text:c="12"/>printf("Dosya=yedek_personel.dat acilamadi!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for (i=0;i&lt;=100;i++)</text:p>
      <text:p text:style-name="Standard"><text:s text:c="12"/>{</text:p>
      <text:p text:style-name="Standard"><text:s text:c="16"/>fwrite(&amp;kisi,sizeof(struct personel),1,ypfptr);</text:p>
      <text:p text:style-name="Standard"><text:s text:c="12"/>}</text:p>
      <text:p text:style-name="Standard"><text:s text:c="12"/>fread(&amp;kisi,sizeof(struct personel),1,pfptr);</text:p>
      <text:p text:style-name="Standard"><text:s text:c="12"/>do</text:p>
      <text:p text:style-name="Standard"><text:s text:c="12"/>{</text:p>
      <text:p text:style-name="Standard"><text:s text:c="16"/>if (kisi.no!=-1)</text:p>
      <text:p text:style-name="Standard"><text:s text:c="16"/>{</text:p>
      <text:p text:style-name="Standard"><text:s text:c="20"/>fseek(ypfptr,(kisi.no-1)*sizeof(struct personel),SEEK_SET);</text:p>
      <text:p text:style-name="Standard"><text:s text:c="20"/>fwrite(&amp;kisi,sizeof(struct personel),1,ypfptr);</text:p>
      <text:p text:style-name="Standard"><text:s text:c="16"/>}</text:p>
      <text:p text:style-name="Standard"><text:s text:c="16"/>fread(&amp;kisi,sizeof(struct personel),1,pfptr);</text:p>
      <text:p text:style-name="Standard"><text:s text:c="12"/>}</text:p>
      <text:p text:style-name="Standard"><text:s text:c="12"/>while (!feof(pfptr));</text:p>
      <text:p text:style-name="Standard"><text:s text:c="8"/>}</text:p>
      <text:p text:style-name="Standard"><text:s text:c="8"/>fclose(ypfptr);</text:p>
      <text:p text:style-name="Standard"><text:s text:c="4"/>}</text:p>
      <text:p text:style-name="Standard"><text:s text:c="4"/>fclose(pfptr);</text:p>
      <text:p text:style-name="Standard">}</text:p>
      <text:p text:style-name="Standard"/>
      <text:p text:style-name="Standard">void arama_programi(void)/*Kullanıcıdan bilgilerini görmek istediği</text:p>
      <text:p text:style-name="Standard">personelin numarası alınarak, “personel_yedek.dat” dosyasında</text:p>
      <text:p text:style-name="Standard">aranıyor ve varsa personel bilgileri listeleniyor*/</text:p>
      <text:p text:style-name="Standard">{</text:p>
      <text:p text:style-name="Standard"><text:s text:c="4"/>int no;</text:p>
      <text:p text:style-name="Standard"><text:s text:c="4"/>struct personel kisi=</text:p>
      <text:p text:style-name="Standard"><text:s text:c="4"/>{</text:p>
      <text:p text:style-name="Standard"><text:s text:c="8"/>0,"","","",0,0</text:p>
      <text:p text:style-name="Standard"><text:s text:c="4"/>};</text:p>
      <text:p text:style-name="Standard"/>
      <text:p text:style-name="Standard"><text:s text:c="4"/>FILE *pfptr;</text:p>
      <text:p text:style-name="Standard"/>
      <text:p text:style-name="Standard"><text:s text:c="4"/>if ((pfptr=fopen("personel.dat","r"))==NULL)</text:p>
      <text:p text:style-name="Standard"><text:s text:c="4"/>{</text:p>
      <text:p text:style-name="Standard"><text:s text:c="8"/>printf("Dosya acilamadi!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Listelenmesini istediginiz personelin nosunu giriniz{Cikis[0]}\n?");</text:p>
      <text:p text:style-name="Standard"><text:s text:c="8"/>fflush(stdin);</text:p>
      <text:p text:style-name="Standard"><text:s text:c="8"/>scanf("%d",&amp;no);</text:p>
      <text:p text:style-name="Standard"><text:s text:c="8"/>fseek(pfptr,(no-1)*sizeof(struct personel),SEEK_SET);</text:p>
      <text:p text:style-name="Standard"><text:s text:c="8"/>fread(&amp;kisi,sizeof(struct personel),1,pfptr);</text:p>
      <text:p text:style-name="Standard"><text:s text:c="8"/>while (no!=0)</text:p>
      <text:p text:style-name="Standard"><text:s text:c="8"/>{</text:p>
      <text:p text:style-name="Standard"><text:soft-page-break/><text:s text:c="12"/>if (kisi.no==-1)</text:p>
      <text:p text:style-name="Standard"><text:s text:c="12"/>{</text:p>
      <text:p text:style-name="Standard"><text:s text:c="16"/>printf("Personel#%d hakkinda bilgi yok!\n",no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Per No Ad Soyad <text:s text:c="17"/>Ise Gir Tar Unvani <text:s text:c="9"/>Ucr Katsayisi\n");</text:p>
      <text:p text:style-name="Standard"><text:s text:c="16"/>printf("------ ------------------------- ----------- --------------- -------------\n");</text:p>
      <text:p text:style-name="Standard"><text:s text:c="16"/>printf("%-7d%-26s",kisi.no,kisi.ad_soyad);</text:p>
      <text:p text:style-name="Standard"><text:s text:c="16"/>putchar(kisi.tarih[0]);</text:p>
      <text:p text:style-name="Standard"><text:s text:c="16"/>putchar(kisi.tarih[1]);</text:p>
      <text:p text:style-name="Standard"><text:s text:c="16"/>printf(".");</text:p>
      <text:p text:style-name="Standard"><text:s text:c="16"/>putchar(kisi.tarih[2]);</text:p>
      <text:p text:style-name="Standard"><text:s text:c="16"/>putchar(kisi.tarih[3]);</text:p>
      <text:p text:style-name="Standard"><text:s text:c="16"/>printf(".");</text:p>
      <text:p text:style-name="Standard"><text:s text:c="16"/>putchar(kisi.tarih[4]);</text:p>
      <text:p text:style-name="Standard"><text:s text:c="16"/>putchar(kisi.tarih[5]);</text:p>
      <text:p text:style-name="Standard"><text:s text:c="16"/>putchar(kisi.tarih[6]);</text:p>
      <text:p text:style-name="Standard"><text:s text:c="16"/>putchar(kisi.tarih[7]);</text:p>
      <text:p text:style-name="Standard"><text:s text:c="16"/>printf(" <text:s/>%-16s%.2f\n",kisi.unvan,kisi.ucret_katsayisi);</text:p>
      <text:p text:style-name="Standard"><text:s text:c="12"/>}</text:p>
      <text:p text:style-name="Standard"><text:s text:c="12"/>printf("Listelenmesini istediginiz personelin nosunu giriniz{Cikis[0]}\n?");</text:p>
      <text:p text:style-name="Standard"><text:s text:c="12"/>fflush(stdin);</text:p>
      <text:p text:style-name="Standard"><text:s text:c="12"/>scanf("%d",&amp;no);</text:p>
      <text:p text:style-name="Standard"><text:s text:c="12"/>fseek(pfptr,(no-1)*sizeof(struct personel),SEEK_SET);</text:p>
      <text:p text:style-name="Standard"><text:s text:c="12"/>fread(&amp;kisi,sizeof(struct personel),1,pfptr);</text:p>
      <text:p text:style-name="Standard"><text:s text:c="8"/>}</text:p>
      <text:p text:style-name="Standard"><text:s text:c="4"/>}</text:p>
      <text:p text:style-name="Standard"><text:s text:c="4"/>fclose(pfptr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42S</meta:editing-duration>
    <meta:editing-cycles>3</meta:editing-cycles>
    <meta:generator>OpenOffice.org/3.2$Win32 OpenOffice.org_project/320m12$Build-9483</meta:generator>
    <dc:date>2010-04-01T12:37:02.96</dc:date>
    <meta:document-statistic meta:table-count="0" meta:image-count="0" meta:object-count="0" meta:page-count="20" meta:paragraph-count="925" meta:word-count="1744" meta:character-count="29931"/>
    <dc:creator>MEHMET AKİF  İLYASOĞULLARI</dc:creator>
    <meta:user-defined meta:name="Info 1"/>
    <meta:user-defined meta:name="Info 2"/>
    <meta:user-defined meta:name="Info 3"/>
    <meta:user-defined meta:name="Info 4"/>
  </office:meta>
</office:document-meta>
</file>